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hil</text:p>
          </table:table-cell>
          <table:table-cell office:value-type="float" office:value="123456789" calcext:value-type="float">
            <text:p>1234567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nu</text:p>
          </table:table-cell>
          <table:table-cell office:value-type="float" office:value="155475252" calcext:value-type="float">
            <text:p>1554752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mu</text:p>
          </table:table-cell>
          <table:table-cell office:value-type="float" office:value="152445222" calcext:value-type="float">
            <text:p>1524452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njusha</text:p>
          </table:table-cell>
          <table:table-cell office:value-type="float" office:value="74562124" calcext:value-type="float">
            <text:p>745621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hhh</text:p>
          </table:table-cell>
          <table:table-cell office:value-type="float" office:value="7425255" calcext:value-type="float">
            <text:p>7425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1:31:05.918575306</meta:creation-date>
    <dc:date>2018-03-17T11:32:43.496348373</dc:date>
    <meta:editing-duration>P0D</meta:editing-duration>
    <meta:editing-cycles>1</meta:editing-cycles>
    <meta:document-statistic meta:table-count="1" meta:cell-count="18" meta:object-count="0"/>
    <meta:generator>LibreOffice/4.2.8.2$Linux_x86 LibreOffice_project/420m0$Build-2</meta:generator>
  </office:meta>
</office:document-meta>
</file>